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5a17" officeooo:paragraph-rsid="001a7589"/>
    </style:style>
    <style:style style:name="P2" style:family="paragraph" style:parent-style-name="Standard">
      <style:text-properties officeooo:rsid="00185a17" officeooo:paragraph-rsid="00185a17"/>
    </style:style>
    <style:style style:name="P3" style:family="paragraph" style:parent-style-name="Standard">
      <style:text-properties officeooo:paragraph-rsid="00185a17"/>
    </style:style>
    <style:style style:name="P4" style:family="paragraph" style:parent-style-name="Standard">
      <style:text-properties officeooo:rsid="00185a17" officeooo:paragraph-rsid="00185a17"/>
    </style:style>
    <style:style style:name="P5" style:family="paragraph" style:parent-style-name="Standard">
      <style:text-properties officeooo:paragraph-rsid="001bb556"/>
    </style:style>
    <style:style style:name="P6" style:family="paragraph" style:parent-style-name="Standard">
      <style:text-properties officeooo:rsid="001bb556" officeooo:paragraph-rsid="001bb556"/>
    </style:style>
    <style:style style:name="P7" style:family="paragraph" style:parent-style-name="normal">
      <style:text-properties officeooo:paragraph-rsid="001bb556"/>
    </style:style>
    <style:style style:name="P8" style:family="paragraph" style:parent-style-name="normal">
      <style:text-properties officeooo:rsid="001bb556" officeooo:paragraph-rsid="001bb556"/>
    </style:style>
    <style:style style:name="T1" style:family="text">
      <style:text-properties officeooo:rsid="001a7589"/>
    </style:style>
    <style:style style:name="T2" style:family="text">
      <style:text-properties officeooo:rsid="00185a17"/>
    </style:style>
    <style:style style:name="T3" style:family="text">
      <style:text-properties officeooo:rsid="001bb5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Descrição Geral<text:line-break/>Mata densa com trilhas que levam ao seu centro, local onde há uma clareira com uma pequena vila de caçadores ao <text:span text:style-name="T3">redor de onde a luz toca.</text:span><text:line-break/><text:line-break/># <text:span text:style-name="T3">Vila dos iluminados</text:span><text:line-break/>A vila de caçadores possui quatro cabanas; o abatedouro, o dormitório, a taverna e o armazém.</text:p>
      <text:p text:style-name="P5">Nove moradores no total, sendo oito caçadores e um taverneiro. Todos parecem não simpatizar muito com visitantes, mas em caso de perguntas pertinentes, devolvem respostas curtas. Os caçadores se autodenominam iluminados.</text:p>
      <text:p text:style-name="P3"/>
      <text:p text:style-name="P5"># <text:span text:style-name="T3">A Marca</text:span><text:line-break/>Os oito caçadores possuem uma marca em um de seus olhos, o olho com a marca tem a íris de cor amarela. Esta marca foi concedida pelo unicórnio que deu nome a floresta, somente ele pode determinar quem pode se tornar um caçador iluminado.</text:p>
      <text:p text:style-name="P5"/>
      <text:p text:style-name="P5"># <text:span text:style-name="T3">O segredo da Selva</text:span><text:line-break/>Os animais nascidos nesta região possuem o dom da fala e uma inteligência acima do normal para um animal, os únicos que sabem disso são os iluminados e aquele que concedeu este dom, o unicórnio. Este poderoso ser informou estes homens de seus feitos justamente quando os escolheu. Seu objetivo era que eles fossem seus executores. Os caçadores impedem que animais migrem de determinadas regiões da floresta e, às vezes, são direcionados e eliminar um animal ou outro em específico, por ordem deste líder místico. Os animais que se entregam de bom grado são agraciados por uma morte indolor e rápida. Boa parte é direcionada ao sustento pessoal dos escolhidos, mas algumas oferendas costumam ser feitas no centro da <text:soft-page-break/>clareira, geralmente peles, olhos e garras, que costumam desaparecer com o nascer do sol. Outra informação restrita é que a forma correta de caçar na floresta é com a anuência do unicórnio, que é feita através da concessão da marca. Um caçador perde a marca ao ficar fora da floresta por mais de duas semanas, caso descumpra o combinado ou caso ele ou o unicórnio morram. Devem haver no máximo oito iluminados.</text:p>
      <text:p text:style-name="P2"/>
      <text:p text:style-name="P6"># A existência de um dilema moral</text:p>
      <text:p text:style-name="P7"><text:span text:style-name="T2">Os caçadores precisam de alimento e quando não há animais desrespeitando as regras da floresta, a escolha de qual deles deve morrer é feita diretamente pelo unicórnio. Nem mesmo os iluminados sabem, mas o ser místico que cuida da floresta age em causa própria, justificando suas decisões de maneira ilusória e eliminando aqueles que representam uma ameaça para ele. Às vezes a escolha também é feita pela mera ambição de ganhar uma tapeçaria de pelo diferente. O grande dilema de quem vive e quem morre é na verdade uma mera escolha arbitrária de um ser corrupto e aqueles que descobrem isso estão marcados para morrer.</text:span></text:p>
      <text:p text:style-name="P7"/>
      <text:p text:style-name="P8"># Tesouros e lares</text:p>
      <text:p text:style-name="P8">Em uma sala trancada do armazém:</text:p>
      <text:p text:style-name="P8">- Cutelo anestésico: capaz de realizar qualquer ferida sem causar dor, mas gerando as consequências;</text:p>
      <text:p text:style-name="P8">- 1800 moedas provindas da venda de carne à vilas externas;</text:p>
      <text:p text:style-name="P8">- 3 poções de olfato aprimorado que concedem ao seu usuário capacidade de farejar durante uma hor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185a17" officeooo:paragraph-rsid="001a7589"/>
    </style:style>
    <style:style style:name="MT1" style:family="text">
      <style:text-properties officeooo:rsid="001bb556"/>
    </style:style>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EX 0<text:span text:style-name="MT1">5</text:span>0<text:span text:style-name="MT1">4</text:span> – <text:span text:style-name="MT1">A VILA DOS ILUMINADOS</text:span> – <text:span text:style-name="MT1">Marcos Gonçalves</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06T15:50:19.895000000</meta:creation-date>
    <dc:date>2024-10-20T13:37:06.295000000</dc:date>
    <meta:editing-duration>PT33M50S</meta:editing-duration>
    <meta:editing-cycles>4</meta:editing-cycles>
    <meta:generator>LibreOffice/7.0.4.2$Windows_X86_64 LibreOffice_project/dcf040e67528d9187c66b2379df5ea4407429775</meta:generator>
    <meta:document-statistic meta:table-count="0" meta:image-count="0" meta:object-count="0" meta:page-count="2" meta:paragraph-count="12" meta:word-count="497" meta:character-count="2896" meta:non-whitespace-character-count="2408"/>
  </office:meta>
</office:document-meta>
</file>